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gradient" draw:fill-gradient-name="Gradient_20_8" draw:textarea-horizontal-align="justify" draw:textarea-vertical-align="middle" draw:auto-grow-height="false" fo:min-height="0cm" fo:min-width="0cm"/>
    </style:style>
    <style:style style:name="gr2" style:family="graphic" style:parent-style-name="standard">
      <style:graphic-properties draw:stroke="none" svg:stroke-width="0.2cm" svg:stroke-color="#333366" draw:marker-start-width="0.6cm" draw:marker-end-width="0.6cm" draw:fill="gradient" draw:fill-color="#99ccff" draw:fill-gradient-name="Gradient_20_7" draw:fill-hatch-name="Black_20_0_20_Degrees" draw:fill-image-name="Empty" draw:textarea-horizontal-align="justify" draw:textarea-vertical-align="middle" draw:auto-grow-height="false" fo:min-height="0cm" fo:min-width="0cm" fo:padding-top="0.225cm" fo:padding-bottom="0.225cm" fo:padding-left="0.35cm" fo:padding-right="0.35cm"/>
    </style:style>
    <style:style style:name="gr3" style:family="graphic" style:parent-style-name="standard">
      <style:graphic-properties draw:stroke="none" draw:fill="gradient" draw:fill-color="#333366" draw:fill-gradient-name="Gradient_20_8" draw:textarea-horizontal-align="center" draw:textarea-vertical-align="middle"/>
    </style:style>
    <style:style style:name="gr4" style:family="graphic" style:parent-style-name="standard">
      <style:graphic-properties draw:stroke="none" draw:fill-color="#ffffff" draw:textarea-vertical-align="middle" draw:auto-grow-height="false" fo:min-height="0.749cm" fo:min-width="0.499cm"/>
    </style:style>
    <style:style style:name="gr5" style:family="graphic" style:parent-style-name="standard">
      <style:graphic-properties draw:stroke="none" draw:fill="gradient" draw:fill-color="#333366" draw:fill-gradient-name="Gradient_20_16" draw:textarea-horizontal-align="center" draw:textarea-vertical-align="middle"/>
    </style:style>
    <style:style style:name="gr6" style:family="graphic" style:parent-style-name="standard">
      <style:graphic-properties svg:stroke-width="0.1cm" svg:stroke-color="#ffffff" draw:marker-start-width="0.46cm" draw:marker-end-width="0.46cm" draw:fill="none" draw:textarea-horizontal-align="justify" draw:textarea-vertical-align="middle" draw:auto-grow-height="false" fo:padding-top="0.175cm" fo:padding-bottom="0.175cm" fo:padding-left="0.3cm" fo:padding-right="0.3cm"/>
    </style:style>
    <style:style style:name="gr7" style:family="graphic" style:parent-style-name="standard">
      <style:graphic-properties svg:stroke-width="0.07cm" svg:stroke-color="#ffffff" draw:marker-start-width="0.41cm" draw:marker-end="Rounded_20_short_20_Arrow" draw:marker-end-width="0.3cm" draw:textarea-horizontal-align="center" draw:textarea-vertical-align="middle" fo:padding-top="0.16cm" fo:padding-bottom="0.16cm" fo:padding-left="0.285cm" fo:padding-right="0.285cm"/>
    </style:style>
    <style:style style:name="P1" style:family="paragraph">
      <style:paragraph-properties fo:text-align="center"/>
    </style:style>
  </office:automatic-styles>
  <office:body>
    <office:drawing>
      <draw:page draw:name="page1" draw:style-name="dp1" draw:master-page-name="Default">
        <office:forms form:automatic-focus="false" form:apply-design-mode="false"/>
        <draw:custom-shape draw:style-name="gr1" draw:text-style-name="P1" draw:layer="layout" svg:width="4.5cm" svg:height="4.5cm" svg:x="0.25cm" svg:y="0.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4cm" svg:height="4cm" svg:x="0.5cm" svg:y="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3" draw:text-style-name="P1" draw:layer="layout" svg:width="0.875cm" svg:height="0.875cm" svg:x="1cm" svg:y="1.25cm">
          <text:p/>
        </draw:circle>
        <draw:circle draw:style-name="gr3" draw:text-style-name="P1" draw:layer="layout" svg:width="0.875cm" svg:height="0.875cm" svg:x="3.126cm" svg:y="1cm">
          <text:p/>
        </draw:circle>
        <draw:circle draw:style-name="gr3" draw:text-style-name="P1" draw:layer="layout" svg:width="0.875cm" svg:height="0.875cm" svg:x="1.375cm" svg:y="3.126cm">
          <text:p/>
        </draw:circle>
        <draw:circle draw:style-name="gr3" draw:text-style-name="P1" draw:layer="layout" svg:width="0.875cm" svg:height="0.875cm" svg:x="2.75cm" svg:y="2.376cm">
          <text:p/>
        </draw:circle>
        <draw:custom-shape draw:style-name="gr1" draw:text-style-name="P1" draw:layer="layout" svg:width="4.5cm" svg:height="4.5cm" svg:x="5.25cm" svg:y="0.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4cm" svg:height="4cm" svg:x="5.5cm" svg:y="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3" draw:text-style-name="P1" draw:layer="layout" svg:width="0.875cm" svg:height="0.875cm" svg:x="6cm" svg:y="1.25cm">
          <text:p/>
        </draw:circle>
        <draw:circle draw:style-name="gr3" draw:text-style-name="P1" draw:layer="layout" svg:width="0.875cm" svg:height="0.875cm" svg:x="8.126cm" svg:y="1cm">
          <text:p/>
        </draw:circle>
        <draw:circle draw:style-name="gr3" draw:text-style-name="P1" draw:layer="layout" svg:width="0.875cm" svg:height="0.875cm" svg:x="6.375cm" svg:y="3.126cm">
          <text:p/>
        </draw:circle>
        <draw:custom-shape draw:style-name="gr4" draw:text-style-name="P1" draw:layer="layout" svg:width="1.375cm" svg:height="1.375cm" svg:x="7.5cm" svg:y="2.125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ircle draw:style-name="gr5" draw:text-style-name="P1" draw:layer="layout" svg:width="0.875cm" svg:height="0.875cm" svg:x="7.75cm" svg:y="2.376cm">
          <text:p/>
        </draw:circle>
        <draw:custom-shape draw:style-name="gr1" draw:text-style-name="P1" draw:layer="layout" svg:width="4.5cm" svg:height="4.5cm" svg:x="10.25cm" svg:y="0.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4cm" svg:height="4cm" svg:x="10.5cm" svg:y="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3" draw:text-style-name="P1" draw:layer="layout" svg:width="0.875cm" svg:height="0.875cm" svg:x="11cm" svg:y="1.25cm">
          <text:p/>
        </draw:circle>
        <draw:circle draw:style-name="gr3" draw:text-style-name="P1" draw:layer="layout" svg:width="0.875cm" svg:height="0.875cm" svg:x="13.126cm" svg:y="1cm">
          <text:p/>
        </draw:circle>
        <draw:circle draw:style-name="gr5" draw:text-style-name="P1" draw:layer="layout" svg:width="0.875cm" svg:height="0.875cm" svg:x="11.375cm" svg:y="3.126cm">
          <text:p/>
        </draw:circle>
        <draw:circle draw:style-name="gr5" draw:text-style-name="P1" draw:layer="layout" svg:width="0.875cm" svg:height="0.875cm" svg:x="12.75cm" svg:y="2.376cm">
          <text:p/>
        </draw:circle>
        <draw:custom-shape draw:style-name="gr6" draw:text-style-name="P1" draw:layer="layout" svg:width="3.041cm" svg:height="2cm" draw:transform="rotate (0.1745329251994) translate (10.875cm 2.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5cm" svg:height="4.5cm" svg:x="15.25cm" svg:y="0.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4cm" svg:height="4cm" svg:x="15.5cm" svg:y="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3" draw:text-style-name="P1" draw:layer="layout" svg:width="0.875cm" svg:height="0.875cm" svg:x="17.75cm" svg:y="2.376cm">
          <text:p/>
        </draw:circle>
        <draw:line draw:style-name="gr7" draw:text-style-name="P1" draw:layer="layout" svg:x1="16.533cm" svg:y1="2.115cm" svg:x2="16.722cm" svg:y2="3.138cm">
          <text:p/>
        </draw:line>
        <draw:line draw:style-name="gr7" draw:text-style-name="P1" draw:layer="layout" svg:x1="16.868cm" svg:y1="1.649cm" svg:x2="18.131cm" svg:y2="1.479cm">
          <text:p/>
        </draw:line>
        <draw:circle draw:style-name="gr5" draw:text-style-name="P1" draw:layer="layout" svg:width="0.875cm" svg:height="0.875cm" svg:x="16cm" svg:y="1.25cm">
          <text:p/>
        </draw:circle>
        <draw:circle draw:style-name="gr5" draw:text-style-name="P1" draw:layer="layout" svg:width="0.875cm" svg:height="0.875cm" svg:x="18.126cm" svg:y="1cm">
          <text:p/>
        </draw:circle>
        <draw:circle draw:style-name="gr5" draw:text-style-name="P1" draw:layer="layout" svg:width="0.875cm" svg:height="0.875cm" svg:x="16.375cm" svg:y="3.126cm">
          <text:p/>
        </draw:circl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333366" draw:end-color="#9999cc" draw:start-intensity="100%" draw:end-intensity="100%" draw:angle="1950" draw:border="0%"/>
    <draw:gradient draw:name="Gradient_20_15" draw:display-name="Gradient 15" draw:style="radial" draw:cx="50%" draw:cy="50%" draw:start-color="#333366" draw:end-color="#ffffff" draw:start-intensity="100%" draw:end-intensity="100%" draw:border="0%"/>
    <draw:gradient draw:name="Gradient_20_16" draw:display-name="Gradient 16" draw:style="linear" draw:start-color="#666699" draw:end-color="#ccccff" draw:start-intensity="100%" draw:end-intensity="100%" draw:angle="1950" draw:border="0%"/>
    <draw:gradient draw:name="Gradient_20_7" draw:display-name="Gradient 7" draw:style="radial" draw:cx="50%" draw:cy="50%" draw:start-color="#0066cc" draw:end-color="#99ccff" draw:start-intensity="100%" draw:end-intensity="100%" draw:border="0%"/>
    <draw:gradient draw:name="Gradient_20_8" draw:display-name="Gradient 8" draw:style="linear" draw:start-color="#000000" draw:end-color="#666699" draw:start-intensity="100%" draw:end-intensity="100%" draw:angle="195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0cm" fo:page-height="5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NeoOffice/2.2$Unix OpenOffice.org_project/</meta:generator>
    <meta:initial-creator>Tobias Kuhn</meta:initial-creator>
    <meta:creation-date>2008-06-30T10:13:43</meta:creation-date>
    <dc:creator>Tobias Kuhn</dc:creator>
    <dc:date>2008-06-30T10:50:41</dc:date>
    <dc:language>en-US</dc:language>
    <meta:editing-cycles>4</meta:editing-cycles>
    <meta:editing-duration>PT37M1S</meta:editing-duration>
    <meta:user-defined meta:name="Info 1"/>
    <meta:user-defined meta:name="Info 2"/>
    <meta:user-defined meta:name="Info 3"/>
    <meta:user-defined meta:name="Info 4"/>
    <meta:document-statistic meta:object-count="28"/>
  </office:meta>
</office:document-meta>
</file>